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ource Sans Pro" svg:font-family="Source Sans Pro" style:font-family-generic="swiss" style:font-pitch="variable"/>
    <style:font-face style:name="Source Code Pro" svg:font-family="Source Code Pr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style:style>
    <style:style style:name="P2" style:parent-style-name="Textbody" style:family="paragraph">
      <style:paragraph-properties fo:text-align="center"/>
    </style:style>
    <style:style style:name="T3" style:parent-style-name="StrongEmphasis" style:family="text">
      <style:text-properties style:font-name="Source Sans Pro" fo:font-size="10.5pt" style:font-size-asian="10.5pt" style:font-size-complex="10.5pt"/>
    </style:style>
    <style:style style:name="T4" style:parent-style-name="StrongEmphasis" style:family="text">
      <style:text-properties style:font-name="Source Sans Pro" fo:color="#EE0000" fo:font-size="10.5pt" style:font-size-asian="10.5pt" style:font-size-complex="10.5pt"/>
    </style:style>
    <style:style style:name="T5" style:parent-style-name="StrongEmphasis" style:family="text">
      <style:text-properties style:font-name="Source Sans Pro" fo:font-size="10.5pt" style:font-size-asian="10.5pt" style:font-size-complex="10.5pt"/>
    </style:style>
    <style:style style:name="T6" style:parent-style-name="StrongEmphasis" style:family="text">
      <style:text-properties style:font-name="Source Sans Pro" fo:color="#EE0000" fo:font-size="10.5pt" style:font-size-asian="10.5pt" style:font-size-complex="10.5pt"/>
    </style:style>
    <style:style style:name="T7" style:parent-style-name="StrongEmphasis" style:family="text">
      <style:text-properties style:font-name="Source Sans Pro" fo:font-size="10.5pt" style:font-size-asian="10.5pt" style:font-size-complex="10.5pt"/>
    </style:style>
    <style:style style:name="T8" style:parent-style-name="StrongEmphasis" style:family="text">
      <style:text-properties style:font-name="Source Sans Pro" fo:font-weight="normal" style:font-weight-asian="normal" style:font-weight-complex="normal" fo:font-size="10.5pt" style:font-size-asian="10.5pt" style:font-size-complex="10.5pt"/>
    </style:style>
    <style:style style:name="T9" style:parent-style-name="StrongEmphasis" style:family="text">
      <style:text-properties style:font-name="Source Sans Pro" fo:font-weight="normal" style:font-weight-asian="normal" style:font-weight-complex="normal" fo:color="#EE0000" fo:font-size="10.5pt" style:font-size-asian="10.5pt" style:font-size-complex="10.5pt"/>
    </style:style>
    <style:style style:name="T10" style:parent-style-name="StrongEmphasis" style:family="text">
      <style:text-properties style:font-name="Source Sans Pro" fo:font-weight="normal" style:font-weight-asian="normal" style:font-weight-complex="normal" fo:font-size="10.5pt" style:font-size-asian="10.5pt" style:font-size-complex="10.5pt"/>
    </style:style>
    <style:style style:name="T11" style:parent-style-name="StrongEmphasis" style:family="text">
      <style:text-properties style:font-name="Source Sans Pro" fo:font-size="10.5pt" style:font-size-asian="10.5pt" style:font-size-complex="10.5pt"/>
    </style:style>
    <style:style style:name="T12" style:parent-style-name="StrongEmphasis" style:family="text">
      <style:text-properties style:font-name="Source Sans Pro" fo:font-weight="normal" style:font-weight-asian="normal" style:font-weight-complex="normal" fo:color="#EE0000" fo:font-size="10.5pt" style:font-size-asian="10.5pt" style:font-size-complex="10.5pt"/>
    </style:style>
    <style:style style:name="T13" style:parent-style-name="StrongEmphasis" style:family="text">
      <style:text-properties style:font-name="Source Sans Pro" fo:font-weight="normal" style:font-weight-asian="normal" style:font-weight-complex="normal" fo:font-size="10.5pt" style:font-size-asian="10.5pt" style:font-size-complex="10.5pt"/>
    </style:style>
    <style:style style:name="T14" style:parent-style-name="StrongEmphasis" style:family="text">
      <style:text-properties style:font-name="Source Sans Pro" fo:font-weight="normal" style:font-weight-asian="normal" style:font-weight-complex="normal" fo:font-size="10.5pt" style:font-size-asian="10.5pt" style:font-size-complex="10.5pt"/>
    </style:style>
    <style:style style:name="P15" style:parent-style-name="Textbody" style:family="paragraph">
      <style:text-properties style:font-name="Source Sans Pro" fo:font-size="10.5pt" style:font-size-asian="10.5pt" style:font-size-complex="10.5pt"/>
    </style:style>
    <style:style style:name="T16" style:parent-style-name="StrongEmphasis" style:family="text">
      <style:text-properties style:font-name="Source Sans Pro" fo:font-size="10.5pt" style:font-size-asian="10.5pt" style:font-size-complex="10.5pt"/>
    </style:style>
    <style:style style:name="P17" style:parent-style-name="Textbody" style:family="paragraph">
      <style:paragraph-properties fo:text-align="justify"/>
    </style:style>
    <style:style style:name="T18" style:parent-style-name="Fuentedepárrafopredeter." style:family="text">
      <style:text-properties style:font-name="Source Sans Pro" fo:font-size="10.5pt" style:font-size-asian="10.5pt" style:font-size-complex="10.5pt"/>
    </style:style>
    <style:style style:name="T19" style:parent-style-name="Fuentedepárrafopredeter." style:family="text">
      <style:text-properties style:font-name="Source Sans Pro" fo:color="#EE0000" fo:font-size="10.5pt" style:font-size-asian="10.5pt" style:font-size-complex="10.5pt"/>
    </style:style>
    <style:style style:name="T20" style:parent-style-name="Fuentedepárrafopredeter." style:family="text">
      <style:text-properties style:font-name="Source Sans Pro" fo:font-size="10.5pt" style:font-size-asian="10.5pt" style:font-size-complex="10.5pt"/>
    </style:style>
    <style:style style:name="T21" style:parent-style-name="Fuentedepárrafopredeter." style:family="text">
      <style:text-properties style:font-name="Source Sans Pro" fo:color="#EE0000" fo:font-size="10.5pt" style:font-size-asian="10.5pt" style:font-size-complex="10.5pt"/>
    </style:style>
    <style:style style:name="T22" style:parent-style-name="Fuentedepárrafopredeter." style:family="text">
      <style:text-properties style:font-name="Source Sans Pro" fo:color="#EE0000" fo:font-size="10.5pt" style:font-size-asian="10.5pt" style:font-size-complex="10.5pt"/>
    </style:style>
    <style:style style:name="T23" style:parent-style-name="Fuentedepárrafopredeter." style:family="text">
      <style:text-properties style:font-name="Source Sans Pro" fo:color="#7030A0" fo:font-size="10.5pt" style:font-size-asian="10.5pt" style:font-size-complex="10.5pt"/>
    </style:style>
    <style:style style:name="T24" style:parent-style-name="Fuentedepárrafopredeter." style:family="text">
      <style:text-properties style:font-name="Source Sans Pro" fo:color="#7030A0" fo:font-size="10.5pt" style:font-size-asian="10.5pt" style:font-size-complex="10.5pt"/>
    </style:style>
    <style:style style:name="T25" style:parent-style-name="Fuentedepárrafopredeter." style:family="text">
      <style:text-properties style:font-name="Source Sans Pro" fo:color="#EE0000" fo:font-size="10.5pt" style:font-size-asian="10.5pt" style:font-size-complex="10.5pt"/>
    </style:style>
    <style:style style:name="T26" style:parent-style-name="Fuentedepárrafopredeter." style:family="text">
      <style:text-properties style:font-name="Source Sans Pro" fo:color="#EE0000" fo:font-size="10.5pt" style:font-size-asian="10.5pt" style:font-size-complex="10.5pt"/>
    </style:style>
    <style:style style:name="T27" style:parent-style-name="Fuentedepárrafopredeter." style:family="text">
      <style:text-properties style:font-name="Source Sans Pro" fo:color="#EE0000" fo:font-size="10.5pt" style:font-size-asian="10.5pt" style:font-size-complex="10.5pt"/>
    </style:style>
    <style:style style:name="T28" style:parent-style-name="Fuentedepárrafopredeter." style:family="text">
      <style:text-properties style:font-name="Source Sans Pro" fo:color="#EE0000" fo:font-size="10.5pt" style:font-size-asian="10.5pt" style:font-size-complex="10.5pt"/>
    </style:style>
    <style:style style:name="T29" style:parent-style-name="Fuentedepárrafopredeter." style:family="text">
      <style:text-properties style:font-name="Source Sans Pro" fo:color="#7030A0" fo:font-size="10.5pt" style:font-size-asian="10.5pt" style:font-size-complex="10.5pt"/>
    </style:style>
    <style:style style:name="T30" style:parent-style-name="Fuentedepárrafopredeter." style:family="text">
      <style:text-properties style:font-name="Source Sans Pro" fo:color="#7030A0" fo:font-size="10.5pt" style:font-size-asian="10.5pt" style:font-size-complex="10.5pt"/>
    </style:style>
    <style:style style:name="T31" style:parent-style-name="Fuentedepárrafopredeter." style:family="text">
      <style:text-properties style:font-name="Source Sans Pro" fo:color="#7030A0" fo:font-size="10.5pt" style:font-size-asian="10.5pt" style:font-size-complex="10.5pt"/>
    </style:style>
    <style:style style:name="P32" style:parent-style-name="Textbody" style:family="paragraph">
      <style:text-properties style:font-name="Source Code Pro" fo:font-size="10.5pt" style:font-size-asian="10.5pt" style:font-size-complex="10.5pt"/>
    </style:style>
    <style:style style:name="T33" style:parent-style-name="StrongEmphasis" style:family="text">
      <style:text-properties style:font-name="Source Sans Pro" fo:font-size="10.5pt" style:font-size-asian="10.5pt" style:font-size-complex="10.5pt"/>
    </style:style>
    <style:style style:name="P34" style:parent-style-name="Textbody" style:family="paragraph">
      <style:paragraph-properties fo:text-align="justify"/>
      <style:text-properties style:font-name="Source Sans Pro" fo:font-size="10.5pt" style:font-size-asian="10.5pt" style:font-size-complex="10.5pt"/>
    </style:style>
    <style:style style:name="TableColumn36" style:family="table-column">
      <style:table-column-properties style:column-width="0.3125in" style:use-optimal-column-width="false"/>
    </style:style>
    <style:style style:name="TableColumn37" style:family="table-column">
      <style:table-column-properties style:column-width="0.7916in" style:use-optimal-column-width="false"/>
    </style:style>
    <style:style style:name="TableColumn38" style:family="table-column">
      <style:table-column-properties style:column-width="0.625in" style:use-optimal-column-width="false"/>
    </style:style>
    <style:style style:name="TableColumn39" style:family="table-column">
      <style:table-column-properties style:column-width="0.75in" style:use-optimal-column-width="false"/>
    </style:style>
    <style:style style:name="TableColumn40" style:family="table-column">
      <style:table-column-properties style:column-width="1.8125in" style:use-optimal-column-width="false"/>
    </style:style>
    <style:style style:name="TableColumn41" style:family="table-column">
      <style:table-column-properties style:column-width="1.5895in" style:use-optimal-column-width="false"/>
    </style:style>
    <style:style style:name="TableColumn42" style:family="table-column">
      <style:table-column-properties style:column-width="0.8479in" style:use-optimal-column-width="false"/>
    </style:style>
    <style:style style:name="TableColumn43" style:family="table-column">
      <style:table-column-properties style:column-width="0.75in" style:use-optimal-column-width="false"/>
    </style:style>
    <style:style style:name="Table35" style:family="table">
      <style:table-properties style:width="7.4791in" fo:margin-left="-0.3708in" table:align="left"/>
    </style:style>
    <style:style style:name="TableRow44" style:family="table-row">
      <style:table-row-properties style:use-optimal-row-height="false"/>
    </style:style>
    <style:style style:name="TableCell4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46" style:parent-style-name="TableContents" style:family="paragraph">
      <style:paragraph-properties fo:text-align="center"/>
      <style:text-properties style:font-name="Source Sans Pro" fo:font-size="9pt" style:font-size-asian="9pt" style:font-size-complex="9pt"/>
    </style:style>
    <style:style style:name="TableCell4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48" style:parent-style-name="TableContents" style:family="paragraph">
      <style:paragraph-properties fo:text-align="center"/>
      <style:text-properties style:font-name="Source Sans Pro" fo:font-size="9pt" style:font-size-asian="9pt" style:font-size-complex="9pt"/>
    </style:style>
    <style:style style:name="TableCell4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50" style:parent-style-name="TableContents" style:family="paragraph">
      <style:paragraph-properties fo:text-align="center"/>
      <style:text-properties style:font-name="Source Sans Pro" fo:font-size="9pt" style:font-size-asian="9pt" style:font-size-complex="9pt"/>
    </style:style>
    <style:style style:name="TableCell5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52" style:parent-style-name="TableContents" style:family="paragraph">
      <style:paragraph-properties fo:text-align="center"/>
      <style:text-properties style:font-name="Source Sans Pro" fo:font-size="9pt" style:font-size-asian="9pt" style:font-size-complex="9pt"/>
    </style:style>
    <style:style style:name="TableCell5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54" style:parent-style-name="TableContents" style:family="paragraph">
      <style:paragraph-properties fo:text-align="center"/>
      <style:text-properties style:font-name="Source Sans Pro" fo:font-size="9pt" style:font-size-asian="9pt" style:font-size-complex="9pt"/>
    </style:style>
    <style:style style:name="TableCell5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56" style:parent-style-name="TableContents" style:family="paragraph">
      <style:paragraph-properties fo:text-align="center"/>
      <style:text-properties style:font-name="Source Sans Pro" fo:font-size="9pt" style:font-size-asian="9pt" style:font-size-complex="9pt"/>
    </style:style>
    <style:style style:name="TableCell5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58" style:parent-style-name="TableContents" style:family="paragraph">
      <style:paragraph-properties fo:text-align="center"/>
      <style:text-properties style:font-name="Source Sans Pro" fo:font-size="9pt" style:font-size-asian="9pt" style:font-size-complex="9pt"/>
    </style:style>
    <style:style style:name="TableCell59" style:family="table-cell">
      <style:table-cell-properties fo:border="0.0034in solid #000000" style:writing-mode="lr-tb" style:vertical-align="middle" fo:padding-top="0.0381in" fo:padding-left="0.0381in" fo:padding-bottom="0.0381in" fo:padding-right="0.0381in"/>
    </style:style>
    <style:style style:name="P60" style:parent-style-name="TableContents" style:family="paragraph">
      <style:paragraph-properties fo:text-align="center"/>
      <style:text-properties style:font-name="Source Sans Pro" fo:font-size="9pt" style:font-size-asian="9pt" style:font-size-complex="9p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3" style:parent-style-name="TableContents" style:family="paragraph">
      <style:paragraph-properties fo:text-align="center"/>
      <style:text-properties style:font-name="Source Sans Pro" fo:font-size="9pt" style:font-size-asian="9pt" style:font-size-complex="9pt"/>
    </style:style>
    <style:style style:name="TableCell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5" style:parent-style-name="TableContents" style:family="paragraph">
      <style:paragraph-properties fo:text-align="center"/>
    </style:style>
    <style:style style:name="T66" style:parent-style-name="Fuentedepárrafopredeter." style:family="text">
      <style:text-properties style:font-name="Source Sans Pro" fo:color="#EE0000" fo:font-size="9pt" style:font-size-asian="9pt" style:font-size-complex="9pt"/>
    </style:style>
    <style:style style:name="TableCell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8" style:parent-style-name="TableContents" style:family="paragraph">
      <style:paragraph-properties fo:text-align="center"/>
    </style:style>
    <style:style style:name="T69" style:parent-style-name="Fuentedepárrafopredeter." style:family="text">
      <style:text-properties style:font-name="Source Sans Pro" fo:color="#EE0000" fo:font-size="9pt" style:font-size-asian="9pt" style:font-size-complex="9pt"/>
    </style:style>
    <style:style style:name="TableCell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T72" style:parent-style-name="Fuentedepárrafopredeter." style:family="text">
      <style:text-properties style:font-name="Source Sans Pro" fo:color="#EE0000" fo:font-size="9pt" style:font-size-asian="9pt" style:font-size-complex="9pt"/>
    </style:style>
    <style:style style:name="TableCell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 style:parent-style-name="TableContents" style:family="paragraph">
      <style:paragraph-properties fo:text-align="center"/>
    </style:style>
    <style:style style:name="T75" style:parent-style-name="Fuentedepárrafopredeter." style:family="text">
      <style:text-properties style:font-name="Source Sans Pro" fo:font-weight="bold" style:font-weight-asian="bold" style:font-weight-complex="bold" fo:color="#EE0000" fo:font-size="9pt" style:font-size-asian="9pt" style:font-size-complex="9pt"/>
    </style:style>
    <style:style style:name="TableCell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7" style:parent-style-name="TableContents" style:family="paragraph">
      <style:paragraph-properties fo:text-align="center"/>
    </style:style>
    <style:style style:name="T78" style:parent-style-name="Fuentedepárrafopredeter." style:family="text">
      <style:text-properties style:font-name="Source Sans Pro" fo:color="#EE0000" fo:font-size="9pt" style:font-size-asian="9pt" style:font-size-complex="9pt"/>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TableContents" style:family="paragraph">
      <style:paragraph-properties fo:text-align="center"/>
      <style:text-properties style:font-name="Source Sans Pro" fo:color="#EE0000" fo:font-size="9pt" style:font-size-asian="9pt" style:font-size-complex="9pt"/>
    </style:style>
    <style:style style:name="TableCell8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2" style:parent-style-name="TableContents" style:family="paragraph">
      <style:paragraph-properties fo:text-align="center"/>
      <style:text-properties style:font-name="Source Sans Pro" fo:color="#EE0000" fo:font-size="9pt" style:font-size-asian="9pt" style:font-size-complex="9pt"/>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style:font-name="Source Sans Pro" fo:font-size="9pt" style:font-size-asian="9pt" style:font-size-complex="9pt"/>
    </style:style>
    <style:style style:name="TableCell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style:font-name="Source Sans Pro" fo:font-size="9pt" style:font-size-asian="9pt" style:font-size-complex="9pt"/>
    </style:style>
    <style:style style:name="TableCell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9" style:parent-style-name="TableContents" style:family="paragraph">
      <style:paragraph-properties fo:text-align="center"/>
      <style:text-properties style:font-name="Source Sans Pro" fo:font-size="9pt" style:font-size-asian="9pt" style:font-size-complex="9pt"/>
    </style:style>
    <style:style style:name="TableCell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text-properties style:font-name="Source Sans Pro" fo:font-size="9pt" style:font-size-asian="9pt" style:font-size-complex="9pt"/>
    </style:style>
    <style:style style:name="TableCell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text-properties style:font-name="Source Sans Pro" fo:font-size="9pt" style:font-size-asian="9pt" style:font-size-complex="9pt"/>
    </style:style>
    <style:style style:name="TableCell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text-properties style:font-name="Source Sans Pro" fo:font-size="9pt" style:font-size-asian="9pt" style:font-size-complex="9pt"/>
    </style:style>
    <style:style style:name="TableCell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text-properties style:font-name="Source Sans Pro" fo:font-size="9pt" style:font-size-asian="9pt" style:font-size-complex="9pt"/>
    </style:style>
    <style:style style:name="TableCell9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9" style:parent-style-name="TableContents" style:family="paragraph">
      <style:paragraph-properties fo:text-align="center"/>
      <style:text-properties style:font-name="Source Sans Pro" fo:font-size="9pt" style:font-size-asian="9pt" style:font-size-complex="9pt"/>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text-properties style:font-name="Source Sans Pro" fo:font-size="9pt" style:font-size-asian="9pt" style:font-size-complex="9pt"/>
    </style:style>
    <style:style style:name="TableCell1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text-properties style:font-name="Source Sans Pro" fo:font-size="9pt" style:font-size-asian="9pt" style:font-size-complex="9pt"/>
    </style:style>
    <style:style style:name="TableCell1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text-properties style:font-name="Source Sans Pro" fo:font-size="9pt" style:font-size-asian="9pt" style:font-size-complex="9pt"/>
    </style:style>
    <style:style style:name="TableCell1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text-properties style:font-name="Source Sans Pro" fo:font-size="9pt" style:font-size-asian="9pt" style:font-size-complex="9pt"/>
    </style:style>
    <style:style style:name="TableCell1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text-properties style:font-name="Source Sans Pro" fo:font-size="9pt" style:font-size-asian="9pt" style:font-size-complex="9pt"/>
    </style:style>
    <style:style style:name="TableCell1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text-properties style:font-name="Source Sans Pro" fo:font-size="9pt" style:font-size-asian="9pt" style:font-size-complex="9pt"/>
    </style:style>
    <style:style style:name="TableCell1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4" style:parent-style-name="TableContents" style:family="paragraph">
      <style:paragraph-properties fo:text-align="center"/>
      <style:text-properties style:font-name="Source Sans Pro" fo:font-size="9pt" style:font-size-asian="9pt" style:font-size-complex="9pt"/>
    </style:style>
    <style:style style:name="TableCell11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16" style:parent-style-name="TableContents" style:family="paragraph">
      <style:paragraph-properties fo:text-align="center"/>
      <style:text-properties style:font-name="Source Sans Pro" fo:font-size="9pt" style:font-size-asian="9pt" style:font-size-complex="9pt"/>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9" style:parent-style-name="TableContents" style:family="paragraph">
      <style:paragraph-properties fo:text-align="center"/>
      <style:text-properties style:font-name="Source Sans Pro" fo:font-size="9pt" style:font-size-asian="9pt" style:font-size-complex="9pt"/>
    </style:style>
    <style:style style:name="TableCell1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1" style:parent-style-name="TableContents" style:family="paragraph">
      <style:paragraph-properties fo:text-align="center"/>
      <style:text-properties style:font-name="Source Sans Pro" fo:font-size="9pt" style:font-size-asian="9pt" style:font-size-complex="9pt"/>
    </style:style>
    <style:style style:name="TableCell1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3" style:parent-style-name="TableContents" style:family="paragraph">
      <style:paragraph-properties fo:text-align="center"/>
      <style:text-properties style:font-name="Source Sans Pro" fo:font-size="9pt" style:font-size-asian="9pt" style:font-size-complex="9pt"/>
    </style:style>
    <style:style style:name="TableCell1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5" style:parent-style-name="TableContents" style:family="paragraph">
      <style:paragraph-properties fo:text-align="center"/>
      <style:text-properties style:font-name="Source Sans Pro" fo:font-size="9pt" style:font-size-asian="9pt" style:font-size-complex="9pt"/>
    </style:style>
    <style:style style:name="TableCell1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7" style:parent-style-name="TableContents" style:family="paragraph">
      <style:paragraph-properties fo:text-align="center"/>
      <style:text-properties style:font-name="Source Sans Pro" fo:font-size="9pt" style:font-size-asian="9pt" style:font-size-complex="9pt"/>
    </style:style>
    <style:style style:name="TableCell1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9" style:parent-style-name="TableContents" style:family="paragraph">
      <style:paragraph-properties fo:text-align="center"/>
      <style:text-properties style:font-name="Source Sans Pro" fo:font-size="9pt" style:font-size-asian="9pt" style:font-size-complex="9pt"/>
    </style:style>
    <style:style style:name="TableCell1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1" style:parent-style-name="TableContents" style:family="paragraph">
      <style:paragraph-properties fo:text-align="center"/>
      <style:text-properties style:font-name="Source Sans Pro" fo:font-size="9pt" style:font-size-asian="9pt" style:font-size-complex="9pt"/>
    </style:style>
    <style:style style:name="TableCell13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3" style:parent-style-name="TableContents" style:family="paragraph">
      <style:paragraph-properties fo:text-align="center"/>
      <style:text-properties style:font-name="Source Sans Pro" fo:font-size="9pt" style:font-size-asian="9pt" style:font-size-complex="9pt"/>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6" style:parent-style-name="TableContents" style:family="paragraph">
      <style:paragraph-properties fo:text-align="center"/>
      <style:text-properties style:font-name="Source Sans Pro" fo:font-size="9pt" style:font-size-asian="9pt" style:font-size-complex="9pt"/>
    </style:style>
    <style:style style:name="TableCell1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8" style:parent-style-name="TableContents" style:family="paragraph">
      <style:paragraph-properties fo:text-align="center"/>
      <style:text-properties style:font-name="Source Sans Pro" fo:font-size="9pt" style:font-size-asian="9pt" style:font-size-complex="9pt"/>
    </style:style>
    <style:style style:name="TableCell1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0" style:parent-style-name="TableContents" style:family="paragraph">
      <style:paragraph-properties fo:text-align="center"/>
      <style:text-properties style:font-name="Source Sans Pro" fo:font-size="9pt" style:font-size-asian="9pt" style:font-size-complex="9pt"/>
    </style:style>
    <style:style style:name="TableCell1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2" style:parent-style-name="TableContents" style:family="paragraph">
      <style:paragraph-properties fo:text-align="center"/>
      <style:text-properties style:font-name="Source Sans Pro" fo:font-size="9pt" style:font-size-asian="9pt" style:font-size-complex="9pt"/>
    </style:style>
    <style:style style:name="TableCell1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4" style:parent-style-name="TableContents" style:family="paragraph">
      <style:paragraph-properties fo:text-align="center"/>
      <style:text-properties style:font-name="Source Sans Pro" fo:font-size="9pt" style:font-size-asian="9pt" style:font-size-complex="9pt"/>
    </style:style>
    <style:style style:name="TableCell14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6" style:parent-style-name="TableContents" style:family="paragraph">
      <style:paragraph-properties fo:text-align="center"/>
      <style:text-properties style:font-name="Source Sans Pro" fo:font-size="9pt" style:font-size-asian="9pt" style:font-size-complex="9pt"/>
    </style:style>
    <style:style style:name="TableCell1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 style:parent-style-name="TableContents" style:family="paragraph">
      <style:paragraph-properties fo:text-align="center"/>
      <style:text-properties style:font-name="Source Sans Pro" fo:font-size="9pt" style:font-size-asian="9pt" style:font-size-complex="9pt"/>
    </style:style>
    <style:style style:name="TableCell14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0" style:parent-style-name="TableContents" style:family="paragraph">
      <style:paragraph-properties fo:text-align="center"/>
      <style:text-properties style:font-name="Source Sans Pro" fo:font-size="9pt" style:font-size-asian="9pt" style:font-size-complex="9pt"/>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3" style:parent-style-name="TableContents" style:family="paragraph">
      <style:paragraph-properties fo:text-align="center"/>
      <style:text-properties style:font-name="Source Sans Pro" fo:font-size="10.5pt" style:font-size-asian="10.5pt" style:font-size-complex="10.5pt"/>
    </style:style>
    <style:style style:name="TableCell1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5" style:parent-style-name="TableContents" style:family="paragraph">
      <style:paragraph-properties fo:text-align="center"/>
      <style:text-properties style:font-name="Source Sans Pro" fo:font-size="9pt" style:font-size-asian="9pt" style:font-size-complex="9pt"/>
    </style:style>
    <style:style style:name="TableCell1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 style:parent-style-name="TableContents" style:family="paragraph">
      <style:paragraph-properties fo:text-align="center"/>
      <style:text-properties style:font-name="Source Sans Pro" fo:font-size="9pt" style:font-size-asian="9pt" style:font-size-complex="9pt"/>
    </style:style>
    <style:style style:name="TableCell1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 style:parent-style-name="TableContents" style:family="paragraph">
      <style:paragraph-properties fo:text-align="center"/>
      <style:text-properties style:font-name="Source Sans Pro" fo:font-size="9pt" style:font-size-asian="9pt" style:font-size-complex="9pt"/>
    </style:style>
    <style:style style:name="TableCell1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1" style:parent-style-name="TableContents" style:family="paragraph">
      <style:paragraph-properties fo:text-align="center"/>
      <style:text-properties style:font-name="Source Sans Pro" fo:font-size="9pt" style:font-size-asian="9pt" style:font-size-complex="9pt"/>
    </style:style>
    <style:style style:name="TableCell1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 style:parent-style-name="TableContents" style:family="paragraph">
      <style:paragraph-properties fo:text-align="center"/>
      <style:text-properties style:font-name="Source Sans Pro" fo:font-size="9pt" style:font-size-asian="9pt" style:font-size-complex="9pt"/>
    </style:style>
    <style:style style:name="TableCell1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5" style:parent-style-name="TableContents" style:family="paragraph">
      <style:paragraph-properties fo:text-align="center"/>
      <style:text-properties style:font-name="Source Sans Pro" fo:font-size="9pt" style:font-size-asian="9pt" style:font-size-complex="9pt"/>
    </style:style>
    <style:style style:name="TableCell16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7" style:parent-style-name="TableContents" style:family="paragraph">
      <style:paragraph-properties fo:text-align="center"/>
      <style:text-properties style:font-name="Source Sans Pro" fo:font-size="9pt" style:font-size-asian="9pt" style:font-size-complex="9pt"/>
    </style:style>
    <style:style style:name="P168" style:parent-style-name="Textbody" style:family="paragraph">
      <style:text-properties style:font-name="Source Sans Pro" fo:font-size="10.5pt" style:font-size-asian="10.5pt" style:font-size-complex="10.5pt"/>
    </style:style>
    <style:style style:name="T169" style:parent-style-name="StrongEmphasis" style:family="text">
      <style:text-properties style:font-name="Source Sans Pro" fo:font-size="10.5pt" style:font-size-asian="10.5pt" style:font-size-complex="10.5pt"/>
    </style:style>
    <style:style style:name="T170" style:parent-style-name="StrongEmphasis" style:family="text">
      <style:text-properties style:font-name="Source Sans Pro" fo:color="#EE0000" fo:font-size="10.5pt" style:font-size-asian="10.5pt" style:font-size-complex="10.5pt"/>
    </style:style>
    <style:style style:name="T171" style:parent-style-name="StrongEmphasis" style:family="text">
      <style:text-properties style:font-name="Source Sans Pro" fo:font-size="10.5pt" style:font-size-asian="10.5pt" style:font-size-complex="10.5pt"/>
    </style:style>
    <style:style style:name="P172" style:parent-style-name="Standard" style:family="paragraph">
      <style:paragraph-properties fo:text-align="justify" fo:margin-left="0.3937in" fo:text-indent="-0.3937in">
        <style:tab-stops>
          <style:tab-stop style:type="left" style:position="0.2in"/>
        </style:tab-stops>
      </style:paragraph-properties>
    </style:style>
    <style:style style:name="T173" style:parent-style-name="StrongEmphasis" style:family="text">
      <style:text-properties style:font-name="Source Sans Pro" fo:font-size="10.5pt" style:font-size-asian="10.5pt" style:font-size-complex="10.5pt"/>
    </style:style>
    <style:style style:name="T174" style:parent-style-name="StrongEmphasis" style:family="text">
      <style:text-properties style:font-name="Source Sans Pro" fo:font-weight="normal" style:font-weight-asian="normal" style:font-weight-complex="normal" fo:font-size="10.5pt" style:font-size-asian="10.5pt" style:font-size-complex="10.5pt"/>
    </style:style>
    <style:style style:name="P175" style:parent-style-name="Textbody" style:family="paragraph">
      <style:paragraph-properties>
        <style:tab-stops>
          <style:tab-stop style:type="left" style:position="0.5104in"/>
          <style:tab-stop style:type="right" style:position="5.5104in"/>
        </style:tab-stops>
      </style:paragraph-properties>
    </style:style>
    <style:style style:name="T176" style:parent-style-name="Fuentedepárrafopredeter." style:family="text">
      <style:text-properties style:font-name="Source Sans Pro" fo:color="#EE0000" fo:font-size="10.5pt" style:font-size-asian="10.5pt"/>
    </style:style>
    <style:style style:name="T177" style:parent-style-name="Fuentedepárrafopredeter." style:family="text">
      <style:text-properties style:font-name="Source Sans Pro" fo:font-size="10.5pt" style:font-size-asian="10.5pt"/>
    </style:style>
    <style:style style:name="T178" style:parent-style-name="Fuentedepárrafopredeter." style:family="text">
      <style:text-properties style:font-name="Source Sans Pro" fo:color="#EE0000" fo:font-size="10.5pt" style:font-size-asian="10.5pt"/>
    </style:style>
    <style:style style:name="P179" style:parent-style-name="Textbody" style:family="paragraph">
      <style:paragraph-properties>
        <style:tab-stops>
          <style:tab-stop style:type="left" style:position="0.5104in"/>
          <style:tab-stop style:type="right" style:position="5.5104in"/>
        </style:tab-stops>
      </style:paragraph-properties>
    </style:style>
    <style:style style:name="T180" style:parent-style-name="Fuentedepárrafopredeter." style:family="text">
      <style:text-properties style:font-name="Source Sans Pro" fo:color="#EE0000" fo:font-size="10.5pt" style:font-size-asian="10.5pt"/>
    </style:style>
    <style:style style:name="T181" style:parent-style-name="Fuentedepárrafopredeter." style:family="text">
      <style:text-properties style:font-name="Source Sans Pro" fo:font-size="10.5pt" style:font-size-asian="10.5pt"/>
    </style:style>
    <style:style style:name="T182" style:parent-style-name="Fuentedepárrafopredeter." style:family="text">
      <style:text-properties style:font-name="Source Sans Pro" fo:color="#EE0000" fo:font-size="10.5pt" style:font-size-asian="10.5pt"/>
    </style:style>
    <style:style style:name="P183" style:parent-style-name="Textbody" style:family="paragraph">
      <style:paragraph-properties>
        <style:tab-stops>
          <style:tab-stop style:type="left" style:position="0.5104in"/>
          <style:tab-stop style:type="right" style:position="5.5104in"/>
        </style:tab-stops>
      </style:paragraph-properties>
    </style:style>
    <style:style style:name="T184" style:parent-style-name="StrongEmphasis" style:family="text">
      <style:text-properties style:font-name="Source Sans Pro" fo:color="#EE0000" fo:font-size="10.5pt" style:font-size-asian="10.5pt" style:font-size-complex="10.5pt"/>
    </style:style>
    <style:style style:name="T185" style:parent-style-name="StrongEmphasis" style:family="text">
      <style:text-properties style:font-name="Source Sans Pro" fo:font-size="10.5pt" style:font-size-asian="10.5pt" style:font-size-complex="10.5pt"/>
    </style:style>
    <style:style style:name="T186" style:parent-style-name="StrongEmphasis" style:family="text">
      <style:text-properties style:font-name="Source Sans Pro" fo:color="#EE0000" fo:font-size="10.5pt" style:font-size-asian="10.5pt" style:font-size-complex="10.5pt"/>
    </style:style>
    <style:style style:name="T187" style:parent-style-name="Fuentedepárrafopredeter." style:family="text">
      <style:text-properties style:font-name="Source Sans Pro" fo:color="#EE0000" fo:font-size="10.5pt" style:font-size-asian="10.5pt"/>
    </style:style>
    <style:style style:name="T188" style:parent-style-name="StrongEmphasis" style:family="text">
      <style:text-properties style:font-name="Source Sans Pro" fo:color="#EE0000" fo:font-size="10.5pt" style:font-size-asian="10.5pt" style:font-size-complex="10.5pt"/>
    </style:style>
    <style:style style:name="P189" style:parent-style-name="Textbody" style:family="paragraph">
      <style:text-properties style:font-name="Source Sans Pro" fo:font-size="10.5pt" style:font-size-asian="10.5pt" style:font-size-complex="10.5pt"/>
    </style:style>
    <style:style style:name="P190" style:parent-style-name="Textbody" style:family="paragraph">
      <style:paragraph-properties fo:text-align="justify"/>
    </style:style>
    <style:style style:name="T191" style:parent-style-name="StrongEmphasis" style:family="text">
      <style:text-properties fo:font-weight="normal" style:font-weight-asian="normal" style:font-weight-complex="normal"/>
    </style:style>
    <style:style style:name="T192" style:parent-style-name="StrongEmphasis" style:family="text">
      <style:text-properties fo:font-weight="normal" style:font-weight-asian="normal" style:font-weight-complex="normal"/>
    </style:style>
    <style:style style:name="P193" style:parent-style-name="Textbody" style:family="paragraph">
      <style:text-properties style:font-name="Source Sans Pro" fo:font-size="10.5pt" style:font-size-asian="10.5pt" style:font-size-complex="10.5pt"/>
    </style:style>
    <style:style style:name="P194" style:parent-style-name="Textbody" style:family="paragraph">
      <style:paragraph-properties fo:text-align="justify"/>
    </style:style>
    <style:style style:name="T195" style:parent-style-name="StrongEmphasis" style:family="text">
      <style:text-properties fo:font-weight="normal" style:font-weight-asian="normal" style:font-weight-complex="normal"/>
    </style:style>
    <style:style style:name="P196" style:parent-style-name="Textbody" style:family="paragraph">
      <style:paragraph-properties fo:text-align="justify"/>
    </style:style>
    <style:style style:name="T197" style:parent-style-name="StrongEmphasis" style:family="text">
      <style:text-properties fo:font-weight="normal" style:font-weight-asian="normal" style:font-weight-complex="normal"/>
    </style:style>
    <style:style style:name="P198" style:parent-style-name="Textbody" style:family="paragraph">
      <style:paragraph-properties fo:text-align="justify"/>
    </style:style>
    <style:style style:name="T199" style:parent-style-name="StrongEmphasis" style:family="text">
      <style:text-properties fo:font-weight="normal" style:font-weight-asian="normal" style:font-weight-complex="normal"/>
    </style:style>
    <style:style style:name="T200" style:parent-style-name="StrongEmphasis" style:family="text">
      <style:text-properties fo:font-weight="normal" style:font-weight-asian="normal" style:font-weight-complex="normal"/>
    </style:style>
    <style:style style:name="P201" style:parent-style-name="Textbody" style:family="paragraph">
      <style:text-properties style:font-name="Source Sans Pro" fo:font-size="10.5pt" style:font-size-asian="10.5pt" style:font-size-complex="10.5pt"/>
    </style:style>
    <style:style style:name="T202" style:parent-style-name="Fuentedepárrafopredeter." style:family="text">
      <style:text-properties style:font-name="Source Sans Pro" fo:font-size="10.5pt" style:font-size-asian="10.5pt" style:font-size-complex="10.5pt"/>
    </style:style>
    <style:style style:name="T203" style:parent-style-name="Fuentedepárrafopredeter." style:family="text">
      <style:text-properties style:font-name="Source Sans Pro" fo:color="#EE0000" fo:font-size="10.5pt" style:font-size-asian="10.5pt" style:font-size-complex="10.5pt"/>
    </style:style>
    <style:style style:name="P204" style:parent-style-name="Textbody" style:family="paragraph">
      <style:text-properties style:font-name="Source Sans Pro" fo:font-size="10.5pt" style:font-size-asian="10.5pt" style:font-size-complex="10.5pt"/>
    </style:style>
    <style:style style:name="T205" style:parent-style-name="Fuentedepárrafopredeter." style:family="text">
      <style:text-properties style:font-name="Source Sans Pro" fo:font-size="10.5pt" style:font-size-asian="10.5pt" style:font-size-complex="10.5pt"/>
    </style:style>
    <style:style style:name="T206" style:parent-style-name="Fuentedepárrafopredeter." style:family="text">
      <style:text-properties style:font-name="Source Sans Pro" fo:color="#FF0000" fo:font-size="10.5pt" style:font-size-asian="10.5pt" style:font-size-complex="10.5pt"/>
    </style:style>
    <style:style style:name="T207" style:parent-style-name="Fuentedepárrafopredeter." style:family="text">
      <style:text-properties style:font-name="Source Sans Pro" fo:font-size="10.5pt" style:font-size-asian="10.5pt" style:font-size-complex="10.5pt"/>
    </style:style>
  </office:automatic-styles>
  <office:body>
    <office:text text:use-soft-page-breaks="true">
      <text:p text:style-name="P1"/>
      <text:p text:style-name="P2"><text:span text:style-name="T3">MEMORIA ECONÓMICA JUSTIFICATIVA CON APORTACIÓN DE JUSTIFICANTES DE GASTO DE SUBVENCIÓN PARA LA REHABILITACIÓN A NIVEL DE<text:s/></text:span><text:span text:style-name="T4">EDIFICIO<text:s/></text:span><text:span text:style-name="T5">EN LA COMUNIDAD AUTÓNOMA DE ANDALUCÍA (</text:span><text:span text:style-name="T6">LÍNEA 3</text:span><text:span text:style-name="T7">)</text:span></text:p>
      <text:p text:style-name="Textbody"/>
      <text:p text:style-name="Textbody"><text:span text:style-name="T8">EXPEDIENTE:<text:s/></text:span><text:span text:style-name="T9">21-PRTR-EDI-00356/22</text:span></text:p>
      <text:p text:style-name="Textbody"><text:span text:style-name="T10">NIF:</text:span><text:span text:style-name="T11"><text:s/></text:span><text:span text:style-name="T12">523361022G</text:span></text:p>
      <text:p text:style-name="Textbody"><text:span text:style-name="T13">AGENTE GESTOR: SOLAY INGENIEROS S.L.</text:span></text:p>
      <text:p text:style-name="Textbody"><text:span text:style-name="T14">NIF AGENTE GESTOR: B09848912</text:span></text:p>
      <text:p text:style-name="P15"/>
      <text:p text:style-name="Textbody"><text:span text:style-name="T16">Introducción:</text:span></text:p>
      <text:p text:style-name="P17"><text:span text:style-name="T18">La presente memoria tiene por objeto justificar la utilización de la subvención otorgada por la Comunidad Autónoma de Andalucía para la rehabilitación a nivel de<text:s/></text:span><text:span text:style-name="T19">edificio (Línea 3</text:span><text:span text:style-name="T20">), de acuerdo con lo establecido en el apartado 25 del cuadro resumen de las bases reguladoras aprobadas por Orden de 9 de junio de 2022 de la Consejería de Fomento, Articulación del Territorio y Vivienda.<text:s/></text:span><text:span text:style-name="T21">Estas ayudas tienen por objeto la financiación de obras o actuaciones en los edificios de uso predominante residencial en las que se obtenga una mejora acreditada de la eficiencia energética, con especial atención a la envolvente edificatoria en edificios de tipología residencial colectiva, incluyendo sus viviendas, y en las viviendas unifamiliares.</text:span><text:span text:style-name="T22"><text:s/></text:span><text:span text:style-name="T23">(L3)</text:span><text:span text:style-name="T24"><text:s text:c="2"/></text:span><text:span text:style-name="T25">/</text:span><text:span text:style-name="T26"><text:s/></text:span><text:span text:style-name="T27"><text:s text:c="2"/></text:span><text:span text:style-name="T28">Estas ayudas tienen por objeto la financiación de actuaciones u obras de mejora de la eficiencia energética en las viviendas, ya sean unifamiliares o pertenecientes a edificios plurifamiliares.</text:span><text:span text:style-name="T29"><text:s/>(L</text:span><text:span text:style-name="T30">4</text:span><text:span text:style-name="T31">)</text:span></text:p>
      <text:p text:style-name="P32"/>
      <text:p text:style-name="Textbody"><text:span text:style-name="T33">Relación clasificada de Gastos y Pagos a Justificar:</text:span></text:p>
      <text:p text:style-name="P34">A continuación, se detallan los gastos realizados en el marco del programa, incluyendo la información requerida para su justificación:</text:p>
      <table:table table:style-name="Table35">
        <table:table-columns>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P46">Nº</text:p>
          </table:table-cell>
          <table:table-cell table:style-name="TableCell47">
            <text:p text:style-name="P48">N.º<text:s/>FACTURA</text:p>
          </table:table-cell>
          <table:table-cell table:style-name="TableCell49">
            <text:p text:style-name="P50">FECHA FACTURA</text:p>
          </table:table-cell>
          <table:table-cell table:style-name="TableCell51">
            <text:p text:style-name="P52">CIF</text:p>
          </table:table-cell>
          <table:table-cell table:style-name="TableCell53">
            <text:p text:style-name="P54">ACREEDOR</text:p>
          </table:table-cell>
          <table:table-cell table:style-name="TableCell55">
            <text:p text:style-name="P56">CONCEPTO</text:p>
          </table:table-cell>
          <table:table-cell table:style-name="TableCell57">
            <text:p text:style-name="P58">FECHA PAGO</text:p>
          </table:table-cell>
          <table:table-cell table:style-name="TableCell59">
            <text:p text:style-name="P60">IMPORTE</text:p>
          </table:table-cell>
        </table:table-row>
        <table:table-row table:style-name="TableRow61">
          <table:table-cell table:style-name="TableCell62">
            <text:p text:style-name="P63">01</text:p>
          </table:table-cell>
          <table:table-cell table:style-name="TableCell64">
            <text:p text:style-name="P65"><text:span text:style-name="T66">003832</text:span></text:p>
          </table:table-cell>
          <table:table-cell table:style-name="TableCell67">
            <text:p text:style-name="P68"><text:span text:style-name="T69">06/10/23</text:span></text:p>
          </table:table-cell>
          <table:table-cell table:style-name="TableCell70">
            <text:p text:style-name="P71"><text:span text:style-name="T72">B-90346370</text:span></text:p>
          </table:table-cell>
          <table:table-cell table:style-name="TableCell73">
            <text:p text:style-name="P74"><text:span text:style-name="T75">MAS SOL ENERGIA 15 S.L.U</text:span></text:p>
          </table:table-cell>
          <table:table-cell table:style-name="TableCell76">
            <text:p text:style-name="P77"><text:span text:style-name="T78">FACTURA TOTAL</text:span></text:p>
          </table:table-cell>
          <table:table-cell table:style-name="TableCell79">
            <text:p text:style-name="P80">24/07/2023</text:p>
          </table:table-cell>
          <table:table-cell table:style-name="TableCell81">
            <text:p text:style-name="P82">8.400,00 €</text:p>
          </table:table-cell>
        </table:table-row>
        <table:table-row table:style-name="TableRow83">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cell table:style-name="TableCell105">
            <text:p text:style-name="P106"/>
          </table:table-cell>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
          </table:table-cell>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cell table:style-name="TableCell128">
            <text:p text:style-name="P129"/>
          </table:table-cell>
          <table:table-cell table:style-name="TableCell130">
            <text:p text:style-name="P131"/>
          </table:table-cell>
          <table:table-cell table:style-name="TableCell132">
            <text:p text:style-name="P133"/>
          </table:table-cell>
        </table:table-row>
        <table:table-row table:style-name="TableRow134">
          <table:table-cell table:style-name="TableCell135">
            <text:p text:style-name="P136"/>
          </table:table-cell>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
          </table:table-cell>
          <table:table-cell table:style-name="TableCell154">
            <text:p text:style-name="P155"/>
          </table:table-cell>
          <table:table-cell table:style-name="TableCell156">
            <text:p text:style-name="P157"/>
          </table:table-cell>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cell table:style-name="TableCell166">
            <text:p text:style-name="P167"/>
          </table:table-cell>
        </table:table-row>
      </table:table>
      <text:p text:style-name="P168"/>
      <text:p text:style-name="Textbody"><text:span text:style-name="T169">Total Cantidad justificada:<text:s/></text:span><text:span text:style-name="T170">8.400,00<text:s/></text:span><text:span text:style-name="T171">euros</text:span></text:p>
      <text:p text:style-name="Textbody"/>
      <text:p text:style-name="P172"><text:span text:style-name="T173">Indicación De Posibles Desviaciones Del Presupuesto:</text:span></text:p>
      <text:p text:style-name="Textbody"/>
      <text:p text:style-name="Textbody"><text:span text:style-name="T174">En caso de haberse producido desviaciones en el presupuesto derivadas de la ejecución de las actuaciones, indicar la cantidad, incluyendo el IVA de ser subvencionable, a la que asciende dicha desviación.</text:span></text:p>
      <text:soft-page-break/>
      <text:p text:style-name="Textbody"><text:tab/></text:p>
      <text:p text:style-name="P175"><text:span text:style-name="T176"><text:tab/></text:span><text:span text:style-name="T177">Presupuesto inicial</text:span><text:span text:style-name="T178"><text:tab/>8.400,00 €</text:span></text:p>
      <text:p text:style-name="P179"><text:span text:style-name="T180"><text:tab/></text:span><text:span text:style-name="T181">Inversión realizada</text:span><text:span text:style-name="T182"><text:tab/>8.400,00 €</text:span></text:p>
      <text:p text:style-name="P183"><text:span text:style-name="T184"><text:tab/></text:span><text:span text:style-name="T185">Desviación (con IVA si es subvencionable)</text:span><text:span text:style-name="T186"><text:tab/></text:span><text:span text:style-name="T187">0,00<text:s/></text:span><text:span text:style-name="T188">€</text:span></text:p>
      <text:p text:style-name="P189"/>
      <text:p text:style-name="Textbody"><text:span text:style-name="StrongEmphasis">Documentación:</text:span></text:p>
      <text:p text:style-name="P190"><text:span text:style-name="T191">A efectos de la justificación de la actuación subvencionada y de acuerdo con el apdo. 25.f).1º del cuadro resumen de<text:s/></text:span><text:span text:style-name="T192">las bases reguladoras, se acompaña a la presente memoria las facturas o documentos de valor probatorio equivalente en el tráfico jurídico mercantil o con eficacia administrativa de los gastos incorporados en el apdo. 4 anterior, así como la documentación acreditativa del pago de los mismos indicados en el apdo. 5. Tanto las facturas como la documentación acreditativa se incorporarán en el mismo orden en el que han sido relacionados en las tablas.</text:span></text:p>
      <text:p text:style-name="P193"/>
      <text:p text:style-name="Textbody"><text:span text:style-name="StrongEmphasis">Declaración, lugar, fecha y firma:</text:span></text:p>
      <text:p text:style-name="P194"><text:span text:style-name="T195">La persona abajo firmante DECLARA, bajo su expresa responsabilidad, que son ciertos cuantos datos figuran en el presente documento y CERTIFICA que los gastos detallados anteriormente han sido efectivamente realizados en la actuación objeto de la subvención y que los mismos cumplen con los requisitos establecidos en la normativa vigente y en las bases reguladoras de la convocatoria de la subvención.</text:span></text:p>
      <text:p text:style-name="P196"><text:span text:style-name="T197">Asimismo, se compromete a conservar toda la documentación justificativa y contable relacionada con estos gastos, en tanto puedan ser objeto de las correspondientes actuaciones de comprobación y control, según dispone el Art. 14.1.g) de la Ley 38/2003, de 17 de noviembre, así como de cualquier otra obligación derivada de la normativa estatal o de la Unión Europea que así lo exija.</text:span></text:p>
      <text:p text:style-name="P198"><text:span text:style-name="T199">En este sentido, los beneficiarios deberán conservar los documentos justificativos y demás documentación concerniente a la financiación durante un periodo de 5 años desde la presentación de la documentación justificativa de la finalización de la actuación, o de 3 años cuando el importe de la subvención sea inferior a 60.000 €, de acuerdo con lo establecido en el artículo 132 del Reglamento (UE, Euratom) 2018/1046 del Parlamento Europeo y del Consejo, de 18 de julio (apdo. 22.b.2º del cuadro resumen de la Or</text:span><text:span text:style-name="T200">den de 9 de junio de 2022)</text:span></text:p>
      <text:p text:style-name="P201"/>
      <text:p text:style-name="Textbody"><text:span text:style-name="T202">Fecha:<text:s/></text:span><text:span text:style-name="T203">9 de septiembre de 2026</text:span></text:p>
      <text:p text:style-name="P204"/>
      <text:p text:style-name="Textbody"><text:span text:style-name="T205">Firma:<text:s/></text:span><text:span text:style-name="T206">Beatriz Gema Sánchez Ordoñez</text:span><text:span text:style-name="T20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ource Sans Pro" svg:font-family="Source Sans Pro" style:font-family-generic="swiss" style:font-pitch="variable"/>
    <style:font-face style:name="Source Code Pro" svg:font-family="Source Code Pr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StrongEmphasis" style:display-name="Strong Emphasis" style:family="text">
      <style:text-properties fo:font-weight="bold" style:font-weight-asian="bold" style:font-weight-complex="bold"/>
    </style:style>
    <style:style style:name="Énfasis" style:display-name="Énfasis" style:family="text">
      <style:text-properties fo:font-style="italic" style:font-style-asian="italic" style:font-style-complex="italic"/>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Encabezado"><draw:frame draw:z-index="251660288" draw:style-name="a0" draw:name="Imagen1" text:anchor-type="paragraph" svg:x="-0.07165in" svg:y="-0.36811in" svg:width="5.73346in" svg:height="0.6189in" style:rel-width="scale" style:rel-height="scale"><draw:image xlink:href="media/image1.jpeg" xlink:type="simple" xlink:show="embed" xlink:actuate="onLoad"/><svg:title/><svg:desc/></draw:frame><draw:frame draw:z-index="251659264" draw:style-name="a1" draw:name="Imagen8" text:anchor-type="paragraph" svg:x="5.76653in" svg:y="-0.25709in" svg:width="0.90157in" svg:height="0.5126in" style:rel-width="scale" style:rel-height="scale"><draw:image xlink:href="media/image2.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olay</meta:initial-creator>
    <dc:creator>Blanca Cambriles Arispón</dc:creator>
    <meta:creation-date>2025-09-08T06:05:00Z</meta:creation-date>
    <dc:date>2026-02-18T12:57:00Z</dc:date>
    <meta:print-date>2025-09-10T05:52:00Z</meta:print-date>
    <meta:template xlink:href="Normal" xlink:type="simple"/>
    <meta:editing-cycles>8</meta:editing-cycles>
    <meta:editing-duration>PT1380S</meta:editing-duration>
    <meta:document-statistic meta:page-count="2" meta:paragraph-count="8" meta:word-count="628" meta:character-count="4078" meta:row-count="28" meta:non-whitespace-character-count="3458"/>
  </office:meta>
</office:document-meta>
</file>